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a827" officeooo:paragraph-rsid="000ca827"/>
    </style:style>
    <style:style style:name="P2" style:family="paragraph" style:parent-style-name="Standard">
      <style:text-properties officeooo:rsid="000dc394" officeooo:paragraph-rsid="000ca827"/>
    </style:style>
    <style:style style:name="P3" style:family="paragraph" style:parent-style-name="Standard">
      <style:text-properties officeooo:rsid="000dc394" officeooo:paragraph-rsid="000dc394"/>
    </style:style>
    <style:style style:name="P4" style:family="paragraph" style:parent-style-name="Standard">
      <style:text-properties officeooo:rsid="000dc394" officeooo:paragraph-rsid="000ef8d7"/>
    </style:style>
    <style:style style:name="P5" style:family="paragraph" style:parent-style-name="Standard">
      <style:text-properties officeooo:rsid="000ef8d7" officeooo:paragraph-rsid="000ef8d7"/>
    </style:style>
    <style:style style:name="P6" style:family="paragraph" style:parent-style-name="Standard">
      <style:text-properties officeooo:rsid="001064a8" officeooo:paragraph-rsid="001064a8"/>
    </style:style>
    <style:style style:name="P7" style:family="paragraph" style:parent-style-name="Standard">
      <style:text-properties officeooo:rsid="001064a8" officeooo:paragraph-rsid="0011b144"/>
    </style:style>
    <style:style style:name="P8" style:family="paragraph" style:parent-style-name="Standard">
      <style:text-properties officeooo:rsid="0011b144" officeooo:paragraph-rsid="0011b144"/>
    </style:style>
    <style:style style:name="P9" style:family="paragraph" style:parent-style-name="Standard">
      <style:text-properties officeooo:rsid="0012682b" officeooo:paragraph-rsid="0012682b"/>
    </style:style>
    <style:style style:name="P10" style:family="paragraph" style:parent-style-name="Standard">
      <style:text-properties officeooo:rsid="0012e068" officeooo:paragraph-rsid="0012e068"/>
    </style:style>
    <style:style style:name="T1" style:family="text">
      <style:text-properties officeooo:rsid="001397d2"/>
    </style:style>
    <style:style style:name="T2" style:family="text">
      <style:text-properties officeooo:rsid="00153d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O </text:p>
      <text:p text:style-name="P1"/>
      <text:p text:style-name="P1">Mon site s’appelle comment ? </text:p>
      <text:p text:style-name="P1">Rucher de l’Estagnol</text:p>
      <text:p text:style-name="P1"/>
      <text:p text:style-name="P1"/>
      <text:p text:style-name="P1">A quel besoin répond il ? </text:p>
      <text:p text:style-name="P1">Vente de miels et produits de la ruche</text:p>
      <text:p text:style-name="P1"/>
      <text:p text:style-name="P1">Quel sujet je vais aborder ?</text:p>
      <text:p text:style-name="P1">Miels, apiculture et apithérapie</text:p>
      <text:p text:style-name="P1"/>
      <text:p text:style-name="P1">Quel service rend il ?</text:p>
      <text:p text:style-name="P1">Permet la vente à distance</text:p>
      <text:p text:style-name="P1"/>
      <text:p text:style-name="P1">Pourquoi et quel genre d’utilisateur viendra sur mon site ? </text:p>
      <text:p text:style-name="P1">Clientèle mixe de tout âges </text:p>
      <text:p text:style-name="P2"/>
      <text:p text:style-name="P3">Mots Clés </text:p>
      <text:p text:style-name="P3">Miels Bio, Apiculture, Producteur, Apiculteur récoltant, Occitanie, abeilles, ruches. <text:s/></text:p>
      <text:p text:style-name="P3"/>
      <text:p text:style-name="P4">Le Rucher de l’Estagnol est une exploitation agricole familiale, située sur la commune de Saussan, aux portes de Montpellier dans l’Hérault. </text:p>
      <text:p text:style-name="P4">Nous sommes des apiculteurs récoltants, nous transhumons nos ruches dans toutes l’Occitanie ce qui nous permet d’obtenir une large gamme de miels Bio. </text:p>
      <text:p text:style-name="P5">Nous produisons tous nos miels et nos produits de la ruche, dans le respect de la nature et de nos abeilles c’est pour cela que nous avons fait le choix de travailler en agriculture Biologique.</text:p>
      <text:p text:style-name="P5"/>
      <text:p text:style-name="P5"/>
      <text:p text:style-name="P7">Qu’est ce que l’Apiculture ? </text:p>
      <text:p text:style-name="P6">Qu’est ce que l’Apithérapie ? </text:p>
      <text:p text:style-name="P8">Qu’est-ce que la transhumance ?</text:p>
      <text:p text:style-name="P8"/>
      <text:p text:style-name="P8"/>
      <text:p text:style-name="P9">Ouverture cookie </text:p>
      <text:p text:style-name="P9">Son auto play</text:p>
      <text:p text:style-name="P9">retour haut de page après être entrer sur un produit</text:p>
      <text:p text:style-name="P9">précédent qui font toute les pages</text:p>
      <text:p text:style-name="P9"/>
      <text:p text:style-name="P6"/>
      <text:p text:style-name="P10">ressources qui ralentissent mon site </text:p>
      <text:p text:style-name="P10"/>
      <text:p text:style-name="P10">images → <text:span text:style-name="T1">format avif <text:s/>w</text:span><text:span text:style-name="T2">ebp</text:span></text:p>
      <text:p text:style-name="P10">police </text:p>
      <text:p text:style-name="P10">fichier JS → <text:span text:style-name="T1">minif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1T09:54:31.026000000</meta:creation-date>
    <dc:date>2023-02-21T16:47:43.454000000</dc:date>
    <meta:editing-duration>PT19M14S</meta:editing-duration>
    <meta:editing-cycles>3</meta:editing-cycles>
    <meta:generator>LibreOffice/7.1.4.2$Windows_X86_64 LibreOffice_project/a529a4fab45b75fefc5b6226684193eb000654f6</meta:generator>
    <meta:document-statistic meta:table-count="0" meta:image-count="0" meta:object-count="0" meta:page-count="1" meta:paragraph-count="27" meta:word-count="199" meta:character-count="1190" meta:non-whitespace-character-count="1002"/>
  </office:meta>
</office:document-meta>
</file>